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32549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4472c4" loext:opacity="100%" loext:theme-color="accent1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b4c7e7" loext:opacity="100%" loext:theme-color="accent1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2f5597" loext:opacity="100%" loext:theme-color="accent1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4472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b4c7e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f559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: Rounded Corners 3" draw:style-name="gr1" draw:text-style-name="P2" draw:layer="layout" svg:width="8.144cm" svg:height="4.416cm" svg:x="1.96cm" svg:y="3.396cm">
          <text:p text:style-name="P1"><text:span text:style-name="T1">Shape 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2" draw:style-name="gr1" draw:text-style-name="P2" draw:layer="layout" svg:width="8.144cm" svg:height="4.416cm" svg:x="10.307cm" svg:y="3.396cm">
          <text:p text:style-name="P1"><text:span text:style-name="T2">Shape 1, 60% ligh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4" draw:style-name="gr1" draw:text-style-name="P2" draw:layer="layout" svg:width="8.144cm" svg:height="4.416cm" svg:x="18.654cm" svg:y="3.396cm">
          <text:p text:style-name="P1"><text:span text:style-name="T3">Shape 1, 25% dark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vmiklos</meta:initial-creator>
    <dc:creator>vmiklos</dc:creator>
    <meta:editing-cycles>2</meta:editing-cycles>
    <meta:creation-date>2021-12-01T14:36:18</meta:creation-date>
    <dc:date>2021-12-03T13:07:49</dc:date>
    <meta:editing-duration>PT1M</meta:editing-duration>
    <meta:generator>LibreOfficeDev/7.4.0.0.alpha0$Linux_X86_64 LibreOffice_project/6c5cb9bf56c73551bb6bbfd2c8b71b0bbc99d86c</meta:generator>
    <meta:document-statistic meta:object-count="25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